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30000004465AA4186.png" manifest:media-type="image/png"/>
  <manifest:file-entry manifest:full-path="Pictures/10000201000000D90000005A4C5C73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svg:stroke-width="0.102cm" draw:marker-start-width="0.352cm" draw:marker-end-width="0.352cm" draw:fill="gradient" draw:fill-color="#ff9966" draw:fill-gradient-name="Gradient_20_24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3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cm" svg:stroke-color="#000000" draw:marker-start-width="0.204cm" draw:marker-end-width="0.204cm" draw:fill="none" draw:fill-color="#ffffff" draw:auto-grow-height="true" draw:auto-grow-width="false" fo:max-height="0cm" fo:min-height="2.712cm" fo:padding-top="0.126cm" fo:padding-bottom="0.126cm" fo:padding-left="0.251cm" fo:padding-right="0.251cm"/>
    </style:style>
    <style:style style:name="gr11" style:family="graphic" style:parent-style-name="standard">
      <style:graphic-properties svg:stroke-width="0.102cm" svg:stroke-color="#ff3333" draw:marker-start-width="0.352cm" draw:marker-end="Arrow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3.79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  <style:text-properties fo:color="#000000" fo:font-family="Monospace" style:font-pitch="fixed" fo:font-size="22pt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7" style:family="paragraph">
      <style:paragraph-properties style:text-autospace="none"/>
      <style:text-properties fo:font-family="Monospace" style:font-pitch="fixed" fo:font-size="22pt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8" style:family="paragraph">
      <style:paragraph-properties fo:text-align="start" style:text-autospace="none"/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9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0" style:family="paragraph">
      <style:paragraph-properties fo:text-align="start" style:text-autospace="none"/>
      <style:text-properties fo:color="#000000" fo:font-family="Monospace" style:font-pitch="fixed" fo:font-size="16pt" style:text-underline-style="none" fo:font-weight="normal" style:font-family-asian="Monospace" style:font-pitch-asian="fixed" style:font-size-asian="16pt" style:font-weight-asian="normal" style:font-family-complex="Monospace" style:font-pitch-complex="fixed" style:font-size-complex="16pt" style:font-weight-complex="normal"/>
    </style:style>
    <style:style style:name="P11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2" style:family="paragraph">
      <style:paragraph-properties style:text-autospace="none"/>
      <style:text-properties fo:font-family="Monospace" style:font-pitch="fixed" fo:font-size="17pt" style:font-family-asian="Monospace" style:font-pitch-asian="fixed" style:font-size-asian="17pt" style:font-family-complex="Monospace" style:font-pitch-complex="fixed" style:font-size-complex="17pt"/>
    </style:style>
    <style:style style:name="P13" style:family="paragraph">
      <style:paragraph-properties style:text-autospace="none"/>
      <style:text-properties fo:color="#000000" fo:font-family="Monospace" style:font-pitch="fixed" fo:font-size="17pt" style:font-family-asian="Monospace" style:font-pitch-asian="fixed" style:font-size-asian="17pt" style:font-family-complex="Monospace" style:font-pitch-complex="fixed" style:font-size-complex="17pt"/>
    </style:style>
    <style:style style:name="P14" style:family="paragraph">
      <style:paragraph-properties fo:text-align="start" style:text-autospace="none"/>
      <style:text-properties fo:color="#000000" fo:font-family="Monospace" style:font-pitch="fixed" fo:font-size="17pt" style:text-underline-style="none" fo:font-weight="normal" style:font-family-asian="Monospace" style:font-pitch-asian="fixed" style:font-size-asian="17pt" style:font-weight-asian="normal" style:font-family-complex="Monospace" style:font-pitch-complex="fixed" style:font-size-complex="17pt" style:font-weight-complex="normal"/>
    </style:style>
    <style:style style:name="P15" style:family="paragraph">
      <style:paragraph-properties style:text-autospace="none"/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16" style:family="paragraph">
      <style:paragraph-properties style:text-autospace="none"/>
      <style:text-properties fo:color="#000000"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17" style:family="paragraph">
      <style:paragraph-properties fo:text-align="start" style:text-autospace="none"/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18" style:family="paragraph">
      <style:paragraph-properties fo:text-align="center"/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fo:font-family="'Courier New'" style:font-family-generic="modern" style:font-pitch="fixed" fo:font-size="24pt" fo:font-weight="bold" style:font-weight-asian="bold" style:font-weight-complex="bold"/>
    </style:style>
    <style:style style:name="P20" style:family="paragraph"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22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style:text-autospace="none"/>
    </style:style>
    <style:style style:name="P24" style:family="paragraph">
      <style:paragraph-properties fo:text-align="start" style:text-autospace="none"/>
      <style:text-properties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4" style:family="text">
      <style:text-properties fo:color="#0000c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5" style:family="text">
      <style:text-properties fo:color="#7f0055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6" style:family="text">
      <style:text-properties fo:color="#0000c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10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c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fo:font-family="Monospace" style:font-pitch="fixed" fo:font-size="17pt" fo:font-style="normal" fo:text-shadow="none" style:text-underline-style="none" fo:font-weight="bold" style:letter-kerning="true" style:font-family-asian="Monospace" style:font-pitch-asian="fixed" style:font-size-asian="17pt" style:font-style-asian="normal" style:font-weight-asian="bold" style:font-family-complex="Monospace" style:font-pitch-complex="fixed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fo:font-family="Monospace" style:font-pitch="fixed" fo:font-size="18pt" fo:font-style="normal" fo:text-shadow="none" style:text-underline-style="none" fo:font-weight="bold" style:letter-kerning="tru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30" style:family="text">
      <style:text-properties fo:color="#7f0055" fo:font-family="Monospace" style:font-pitch="fixed" fo:font-size="22pt" style:text-underline-style="none" fo:font-weight="bold" style:font-family-asian="Monospace" style:font-pitch-asian="fixed" style:font-size-asian="22pt" style:font-weight-asian="bold" style:font-family-complex="Monospace" style:font-pitch-complex="fixed" style:font-size-complex="22pt" style:font-weight-complex="bold"/>
    </style:style>
    <style:style style:name="T31" style:family="text">
      <style:text-properties fo:color="#2a00ff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3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In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8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7"><text:span text:style-name="T6">tpl</text:span><text:span text:style-name="T7">.update(</text:span></text:p>
          <text:p text:style-name="P7"><text:span text:style-name="T7"><text:s text:c="2"/></text:span><text:span text:style-name="T8">"insert into users (login,password) values (?,?)"</text:span><text:span text:style-name="T7">,</text:span></text:p>
          <text:p text:style-name="P7"><text:span text:style-name="T7"><text:s text:c="2"/></text:span><text:span text:style-name="T7">login,password</text:span></text:p>
          <text:p text:style-name="P7"><text:span text:style-name="T7">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10" xml:id="id1" draw:id="id1" draw:layer="layout" svg:width="24.762cm" svg:height="4.098cm" svg:x="1.4cm" svg:y="8.602cm">
          <text:p text:style-name="P9"><text:span text:style-name="T10">RowMapper&lt;User&gt; </text:span><text:span text:style-name="T11">rowMapper</text:span><text:span text:style-name="T10"> = </text:span><text:span text:style-name="T12">new</text:span><text:span text:style-name="T10"> UserRowMapper();</text:span></text:p>
          <text:p text:style-name="P9"><text:span text:style-name="T11">tpl</text:span><text:span text:style-name="T10">.queryForObject(</text:span></text:p>
          <text:p text:style-name="P9"><text:span text:style-name="T10"><text:s text:c="2"/></text:span><text:span text:style-name="T13">"select id,login,password from users where login = ?"</text:span><text:span text:style-name="T10">, </text:span></text:p>
          <text:p text:style-name="P9"><text:span text:style-name="T10"><text:s text:c="2"/></text:span><text:span text:style-name="T11">rowMapper</text:span>,</text:p>
          <text:p text:style-name="P9"><text:span text:style-name="T10"><text:s text:c="2"/></text:span><text:span text:style-name="T10">login</text:span></text:p>
          <text:p text:style-name="P9"><text:span text:style-name="T1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2" draw:id="id2" draw:layer="layout" svg:width="24.762cm" svg:height="6.355cm" svg:x="1.399cm" svg:y="13.201cm">
          <text:p text:style-name="P9"><text:span text:style-name="T12">private</text:span><text:span text:style-name="T10"> </text:span><text:span text:style-name="T12">static</text:span><text:span text:style-name="T10"> </text:span><text:span text:style-name="T12">class</text:span><text:span text:style-name="T10"> UserRowMapper </text:span><text:span text:style-name="T12">implements</text:span><text:span text:style-name="T10"> RowMapper&lt;User&gt; {</text:span></text:p>
          <text:p text:style-name="P11"><text:span text:style-name="T10"/></text:p>
          <text:p text:style-name="P9"><text:span text:style-name="T10"><text:s text:c="2"/></text:span><text:span text:style-name="T14">@Override</text:span></text:p>
          <text:p text:style-name="P9"><text:span text:style-name="T12"><text:s text:c="2"/></text:span><text:span text:style-name="T12">public</text:span><text:span text:style-name="T10"> User mapRow(ResultSet rs, </text:span><text:span text:style-name="T12">int</text:span><text:span text:style-name="T10"> rowNum) </text:span><text:span text:style-name="T12">throws</text:span><text:span text:style-name="T10"> SQLException {</text:span></text:p>
          <text:p text:style-name="P9"><text:span text:style-name="T12"><text:s text:c="4"/></text:span><text:span text:style-name="T12">return</text:span><text:span text:style-name="T10"> </text:span><text:span text:style-name="T12">new</text:span><text:span text:style-name="T10"> User(</text:span></text:p>
          <text:p text:style-name="P9"><text:span text:style-name="T10"><text:s text:c="6"/></text:span><text:span text:style-name="T10">rs.getLong(</text:span><text:span text:style-name="T13">"id"</text:span><text:span text:style-name="T10">),rs.getString(</text:span><text:span text:style-name="T13">"login"</text:span><text:span text:style-name="T10">),rs.getString(</text:span><text:span text:style-name="T13">"password"</text:span><text:span text:style-name="T10">)</text:span></text:p>
          <text:p text:style-name="P9"><text:span text:style-name="T10"><text:s text:c="4"/></text:span><text:span text:style-name="T10">);</text:span></text:p>
          <text:p text:style-name="P11"><text:span text:style-name="T10"><text:s text:c="2"/></text:span><text:span text:style-name="T10">}</text:span></text:p>
          <text:p text:style-name="P11"><text:span text:style-name="T10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14" draw:layer="layout" svg:width="24.762cm" svg:height="13.641cm" svg:x="1.399cm" svg:y="6.401cm">
          <text:p text:style-name="P12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13"><text:span text:style-name="T16"><text:s text:c="2"/></text:span><text:span text:style-name="T16">(...)</text:span></text:p>
          <text:p text:style-name="P12"><text:span text:style-name="T16"><text:s text:c="2"/></text:span><text:span text:style-name="T15">public</text:span><text:span text:style-name="T16"> User authenticate(String login, String password) {</text:span></text:p>
          <text:p text:style-name="P12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12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12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12"><text:span text:style-name="T16"><text:s text:c="4"/></text:span><text:span text:style-name="T16">} </text:span><text:span text:style-name="T15">else</text:span><text:span text:style-name="T16"> {</text:span></text:p>
          <text:p text:style-name="P12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12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13"><text:span text:style-name="T16"><text:s text:c="6"/></text:span><text:span text:style-name="T16">}</text:span></text:p>
          <text:p text:style-name="P12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12"><text:span text:style-name="T15"><text:s text:c="6"/></text:span><text:span text:style-name="T15">if</text:span><text:span text:style-name="T16">(password.equals(user.getPassword())) {</text:span></text:p>
          <text:p text:style-name="P12"><text:span text:style-name="T15"><text:s text:c="8"/></text:span><text:span text:style-name="T15">return</text:span><text:span text:style-name="T16"> user;</text:span></text:p>
          <text:p text:style-name="P12"><text:span text:style-name="T16"><text:s text:c="6"/></text:span><text:span text:style-name="T16">} </text:span><text:span text:style-name="T15">else</text:span><text:span text:style-name="T16"> {</text:span></text:p>
          <text:p text:style-name="P12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13"><text:span text:style-name="T16"><text:s text:c="6"/></text:span><text:span text:style-name="T16">}</text:span></text:p>
          <text:p text:style-name="P13"><text:span text:style-name="T16"><text:s text:c="4"/></text:span><text:span text:style-name="T16">}</text:span></text:p>
          <text:p text:style-name="P13"><text:span text:style-name="T16"><text:s text:c="2"/></text:span><text:span text:style-name="T16">}</text:span></text:p>
          <text:p text:style-name="P13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7" draw:layer="layout" svg:width="24.762cm" svg:height="15.058cm" svg:x="1.398cm" svg:y="4.5cm">
          <text:p text:style-name="P15"><text:span text:style-name="T19">public</text:span><text:span text:style-name="T20"> </text:span><text:span text:style-name="T19">class</text:span><text:span text:style-name="T20"> UserServiceImplTest {</text:span></text:p>
          <text:p text:style-name="P15"><text:span text:style-name="T20"/></text:p>
          <text:p text:style-name="P15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16"><text:span text:style-name="T20"/></text:p>
          <text:p text:style-name="P15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16"><text:span text:style-name="T20"/></text:p>
          <text:p text:style-name="P15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15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15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15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15"><text:span text:style-name="T21"><text:s text:c="4"/></text:span><text:span text:style-name="T21">userService</text:span><text:span text:style-name="T20">.init();</text:span></text:p>
          <text:p text:style-name="P16"><text:span text:style-name="T20"><text:s text:c="2"/></text:span><text:span text:style-name="T20">}</text:span></text:p>
          <text:p text:style-name="P16"><text:span text:style-name="T20"/></text:p>
          <text:p text:style-name="P15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15"><text:span text:style-name="T20"><text:s text:c="4"/></text:span><text:span text:style-name="T20">String login = </text:span><text:span text:style-name="T24">"test"</text:span><text:span text:style-name="T20">;</text:span></text:p>
          <text:p text:style-name="P15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15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15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16"><text:span text:style-name="T20"><text:s text:c="2"/></text:span><text:span text:style-name="T20">}</text:span></text:p>
          <text:p text:style-name="P1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MongoDB, pourquoi ?</text:p>
          </draw:text-box>
        </draw:frame>
        <draw:custom-shape draw:style-name="gr5" draw:text-style-name="P18" xml:id="id4" draw:id="id4" draw:layer="layout" svg:width="7.047cm" svg:height="2.26cm" svg:x="10.436cm" svg:y="6.442cm">
          <text:p text:style-name="P1"><text:span text:style-name="T25">Application</text:span></text:p>
          <draw:enhanced-geometry svg:viewBox="0 0 21600 21600" draw:type="rectangle" draw:enhanced-path="M 0 0 L 21600 0 21600 21600 0 21600 0 0 Z N"/>
        </draw:custom-shape>
        <draw:g xml:id="id5" draw:id="id5">
          <draw:custom-shape draw:style-name="gr6" draw:text-style-name="P19" draw:layer="layout" svg:width="7.043cm" svg:height="2.166cm" svg:x="10.538cm" svg:y="14.59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4.572cm" svg:height="1.896cm" svg:x="11.773cm" svg:y="14.728cm">
            <draw:image xlink:href="Pictures/10000201000000D90000005A4C5C73A2.png" xlink:type="simple" xlink:show="embed" xlink:actuate="onLoad">
              <text:p/>
            </draw:image>
          </draw:frame>
        </draw:g>
        <draw:custom-shape draw:style-name="gr8" draw:text-style-name="P1" xml:id="id6" draw:id="id6" draw:layer="layout" svg:width="1.016cm" svg:height="3.81cm" svg:x="13.451cm" svg:y="9.7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0" draw:layer="layout" svg:width="9.155cm" svg:height="1.195cm" svg:x="3.332cm" svg:y="10.96cm">
          <draw:text-box>
            <text:p xml:id="id7" text:id="id7"><text:span text:style-name="T26">Hautes performances</text:span></text:p>
          </draw:text-box>
        </draw:frame>
        <draw:g xml:id="id8" draw:id="id8">
          <draw:custom-shape draw:style-name="gr6" draw:text-style-name="P19" draw:layer="layout" svg:width="7.043cm" svg:height="2.166cm" svg:x="2.087cm" svg:y="14.59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4.572cm" svg:height="1.896cm" svg:x="3.322cm" svg:y="14.728cm">
            <draw:image xlink:href="Pictures/10000201000000D90000005A4C5C73A2.png" xlink:type="simple" xlink:show="embed" xlink:actuate="onLoad">
              <text:p/>
            </draw:image>
          </draw:frame>
        </draw:g>
        <draw:g xml:id="id9" draw:id="id9">
          <draw:custom-shape draw:style-name="gr6" draw:text-style-name="P19" draw:layer="layout" svg:width="7.043cm" svg:height="2.166cm" svg:x="18.736cm" svg:y="14.59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4.572cm" svg:height="1.896cm" svg:x="19.971cm" svg:y="14.728cm">
            <draw:image xlink:href="Pictures/10000201000000D90000005A4C5C73A2.png" xlink:type="simple" xlink:show="embed" xlink:actuate="onLoad">
              <text:p/>
            </draw:image>
          </draw:frame>
        </draw:g>
        <draw:frame draw:style-name="gr2" draw:text-style-name="P20" xml:id="id10" draw:id="id10" draw:layer="layout" svg:width="9.447cm" svg:height="1.195cm" svg:x="2.005cm" svg:y="17.464cm">
          <draw:text-box>
            <text:p><text:span text:style-name="T26">Scalabilité horizontale</text:span></text:p>
          </draw:text-box>
        </draw:frame>
        <draw:polyline draw:style-name="gr9" draw:text-style-name="P1" xml:id="id11" draw:id="id11" draw:layer="layout" svg:width="13.715cm" svg:height="0cm" svg:x="12.068cm" svg:y="18.126cm" svg:viewBox="0 0 13716 0" draw:points="0,0 13716,0">
          <text:p/>
        </draw:polyline>
        <draw:frame draw:style-name="gr10" draw:text-style-name="P21" xml:id="id12" draw:id="id12" draw:layer="layout" svg:width="10.568cm" svg:height="2.964cm" svg:x="16.964cm" svg:y="10.436cm">
          <draw:text-box>
            <text:p><text:span text:style-name="T27">{ "title" : "MongoDB rocks!", </text:span></text:p>
            <text:p><text:span text:style-name="T27"><text:s text:c="2"/></text:span><text:span text:style-name="T27">"content" : "bla", </text:span></text:p>
            <text:p><text:span text:style-name="T27"><text:s text:c="2"/></text:span><text:span text:style-name="T27">"tags" : [ "nosql", "db" ], </text:span></text:p>
            <text:p><text:span text:style-name="T27"><text:s text:c="2"/></text:span><text:span text:style-name="T27">"author" : "acogoluegnes" }</text:span></text:p>
          </draw:text-box>
        </draw:frame>
        <draw:frame draw:style-name="gr2" draw:text-style-name="P20" xml:id="id13" draw:id="id13" draw:layer="layout" svg:width="8.219cm" svg:height="1.195cm" svg:x="18.042cm" svg:y="8.803cm">
          <draw:text-box>
            <text:p><text:span text:style-name="T26">Orientée document</text:span></text:p>
          </draw:text-box>
        </draw:frame>
        <draw:custom-shape draw:style-name="gr11" draw:text-style-name="P1" xml:id="id14" draw:id="id14" draw:layer="layout" svg:width="9.398cm" svg:height="2.054cm" svg:x="17.4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>
          <draw:text-box>
            <text:p>Modèle document</text:p>
          </draw:text-box>
        </draw:frame>
        <draw:frame draw:style-name="gr12" draw:text-style-name="P22" draw:layer="layout" svg:width="24.892cm" svg:height="7.553cm" svg:x="1.379cm" svg:y="4.67cm">
          <draw:text-box>
            <text:p><text:span text:style-name="T28">{ </text:span></text:p>
            <text:p><text:span text:style-name="T28"><text:s text:c="2"/></text:span><text:span text:style-name="T28">"_id" : ObjectId("50488a5154505a9de8c22b84"),</text:span></text:p>
            <text:p><text:span text:style-name="T28"><text:s text:c="2"/></text:span><text:span text:style-name="T28">"sku" : "2253008885", </text:span></text:p>
            <text:p><text:span text:style-name="T28"><text:s text:c="2"/></text:span><text:span text:style-name="T28">"details" : { </text:span></text:p>
            <text:p><text:span text:style-name="T28"><text:s text:c="4"/></text:span><text:span text:style-name="T28">"title" : "Les trois mousquetaires",</text:span></text:p>
            <text:p><text:span text:style-name="T28"><text:s text:c="4"/></text:span><text:span text:style-name="T28">"pages" : 888, </text:span></text:p>
            <text:p><text:span text:style-name="T28"><text:s text:c="4"/></text:span><text:span text:style-name="T28">"isbn" : "2253008885" </text:span></text:p>
            <text:p><text:span text:style-name="T28"><text:s text:c="2"/></text:span><text:span text:style-name="T28">} </text:span></text:p>
            <text:p><text:span text:style-name="T28">}</text:span></text:p>
          </draw:text-box>
        </draw:frame>
        <draw:frame draw:style-name="gr12" draw:text-style-name="P22" draw:layer="layout" svg:width="24.892cm" svg:height="6.753cm" svg:x="1.328cm" svg:y="12.82cm">
          <draw:text-box>
            <text:p><text:span text:style-name="T28">{ </text:span></text:p>
            <text:p><text:span text:style-name="T28"><text:s text:c="2"/></text:span><text:span text:style-name="T28">"_id" : ObjectId("50488a5154505a9de8c22b85"),</text:span></text:p>
            <text:p><text:span text:style-name="T28"><text:s text:c="2"/></text:span><text:span text:style-name="T28">"sku" : "B0051QVF7A", </text:span></text:p>
            <text:p><text:span text:style-name="T28"><text:s text:c="2"/></text:span><text:span text:style-name="T28">"details" : { </text:span></text:p>
            <text:p><text:span text:style-name="T28"><text:s text:c="4"/></text:span><text:span text:style-name="T28">"name" : "Kindle", </text:span></text:p>
            <text:p><text:span text:style-name="T28"><text:s text:c="4"/></text:span><text:span text:style-name="T28">"weight" : 170 </text:span></text:p>
            <text:p><text:span text:style-name="T28"><text:s text:c="2"/></text:span><text:span text:style-name="T28">} </text:span></text:p>
            <text:p><text:span text:style-name="T28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237cm" presentation:class="title">
          <draw:text-box>
            <text:p>Driver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nexion</text:p>
              </text:list-item>
            </text:list>
          </draw:text-box>
        </draw:frame>
        <draw:custom-shape draw:style-name="gr4" draw:text-style-name="P24" draw:layer="layout" svg:width="24.062cm" svg:height="3.188cm" svg:x="1.838cm" svg:y="7.734cm">
          <text:p text:style-name="P23"><text:span text:style-name="T29">Mongo mongo = </text:span><text:span text:style-name="T30">new</text:span><text:span text:style-name="T29"> Mongo(</text:span><text:span text:style-name="T31">"localhost"</text:span><text:span text:style-name="T29">,27017);</text:span></text:p>
          <text:p text:style-name="P23"><text:span text:style-name="T29">DB db = mongo.getDB(</text:span><text:span text:style-name="T31">"blog"</text:span><text:span text:style-name="T29">);</text:span></text:p>
          <text:p text:style-name="P23"><text:span text:style-name="T29">DBCollection entries = db.getCollection(</text:span><text:span text:style-name="T31">"entries"</text:span><text:span text:style-name="T29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3" draw:display-name="Gradient 23" draw:style="linear" draw:start-color="#666666" draw:end-color="#fefefe" draw:start-intensity="100%" draw:end-intensity="100%" draw:angle="2250" draw:border="0%"/>
    <draw:gradient draw:name="Gradient_20_24" draw:display-name="Gradient 24" draw:style="linear" draw:start-color="#0047ff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8-16T21:06:04</meta:creation-date>
    <meta:generator>LibreOffice/3.5$Linux_X86_64 LibreOffice_project/350m1$Build-2</meta:generator>
    <dc:date>2012-10-27T17:31:38</dc:date>
    <meta:editing-duration>P1DT7H38M36S</meta:editing-duration>
    <meta:editing-cycles>181</meta:editing-cycles>
    <meta:document-statistic meta:object-count="105"/>
  </office:meta>
</office:document-meta>
</file>